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53cm" svg:height="1.525cm" draw:transform="skewX (-0.00122173047639603) rotate (-1.55369210012535) translate (4.40056092412209cm 3.6718725169559cm)" svg:viewBox="0 0 4454 1526" svg:d="M347 718c452-80 1165-88 1782-82 617 7 1279 223 1768 852 150 168 689-273 526-429-616-590-1420-1042-2338-1046-918-3-1493 12-2001-13-142 2-135 750 263 718z">
          <text:p/>
        </draw:path>
        <draw:path draw:style-name="gr1" draw:text-style-name="P1" draw:layer="layout" svg:width="1.045cm" svg:height="3.467cm" draw:transform="rotate (-1.55281943549936) translate (6.9382645765479cm 3.0211537883372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4.239cm" svg:height="0.8cm" draw:transform="skewX (-0.00122173047639603) rotate (-1.55369210012535) translate (6.8685647395627cm 3.368924356246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3cm" svg:height="0.661cm" draw:transform="rotate (-2.15757602131539) translate (6.97765777377041cm 7.21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6.99647347656079cm 3.459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2138244404372cm 3.179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75265777377039cm 7.62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1) rotate (-2.15687788961459) translate (4.52847347656081cm 3.762688890543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98) rotate (-2.1556561591382) translate (4.20145731859439cm 3.4662958331614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49:51.702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